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7mm"/>
    </style:style>
    <style:style style:name="co2" style:family="table-column">
      <style:table-column-properties fo:break-before="auto" style:column-width="26.46mm"/>
    </style:style>
    <style:style style:name="co3" style:family="table-column">
      <style:table-column-properties fo:break-before="auto" style:column-width="123.81mm"/>
    </style:style>
    <style:style style:name="co4" style:family="table-column">
      <style:table-column-properties fo:break-before="auto" style:column-width="138.8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pu_luefter_ansteuerung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4" office:value-type="float" office:value="7805" calcext:value-type="float">
            <text:p>7805</text:p>
          </table:table-cell>
          <table:table-cell table:style-name="ce2" office:value-type="string" calcext:value-type="string">
            <text:p>Package_TO_SOT_THT:TO-220-3_Horizontal_TabDown</text:p>
          </table:table-cell>
          <table:table-cell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4" office:value-type="string" calcext:value-type="string">
            <text:p>0,33u</text:p>
          </table:table-cell>
          <table:table-cell table:style-name="ce2" office:value-type="string" calcext:value-type="string">
            <text:p>Capacitor_THT:C_Disc_D5.0mm_W2.5mm_P2.50mm</text:p>
          </table:table-cell>
          <table:table-cell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office:value-type="string" calcext:value-type="string">
            <text:p>0,1u</text:p>
          </table:table-cell>
          <table:table-cell table:style-name="ce2" office:value-type="string" calcext:value-type="string">
            <text:p>Capacitor_THT:C_Disc_D5.0mm_W2.5mm_P2.50mm</text:p>
          </table:table-cell>
          <table:table-cell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1N4001</text:p>
          </table:table-cell>
          <table:table-cell table:style-name="ce2" office:value-type="string" calcext:value-type="string">
            <text:p>Diode_THT:D_DO-41_SOD81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ISP</text:p>
          </table:table-cell>
          <table:table-cell table:style-name="ce2"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4" office:value-type="string" calcext:value-type="string">
            <text:p>CPU Lüfter</text:p>
          </table:table-cell>
          <table:table-cell table:style-name="ce2" office:value-type="string" calcext:value-type="string">
            <text:p>Connector_PinHeader_1.27mm:PinHeader_1x04_P1.27mm_Vertical</text:p>
          </table:table-cell>
          <table:table-cell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Power 12V DC</text:p>
          </table:table-cell>
          <table:table-cell table:style-name="ce2"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4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4" office:value-type="float" office:value="220" calcext:value-type="float">
            <text:p>22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4" office:value-type="string" calcext:value-type="string">
            <text:p>SW_Push</text:p>
          </table:table-cell>
          <table:table-cell table:style-name="ce2" office:value-type="string" calcext:value-type="string">
            <text:p>Button_Switch_THT:SW_PUSH_6mm_H5mm</text:p>
          </table:table-cell>
          <table:table-cell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4" office:value-type="string" calcext:value-type="string">
            <text:p>BC337</text:p>
          </table:table-cell>
          <table:table-cell table:style-name="ce2" office:value-type="string" calcext:value-type="string">
            <text:p>Package_TO_SOT_THT:TO-92_Inline</text:p>
          </table:table-cell>
          <table:table-cell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4" office:value-type="string" calcext:value-type="string">
            <text:p>ATtiny24A-PU</text:p>
          </table:table-cell>
          <table:table-cell table:style-name="ce2" office:value-type="string" calcext:value-type="string">
            <text:p>Package_DIP:DIP-14_W7.62mm</text:p>
          </table:table-cell>
          <table:table-cell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100n</text:p>
          </table:table-cell>
          <table:table-cell table:style-name="ce2" office:value-type="string" calcext:value-type="string">
            <text:p>Capacitor_THT:C_Disc_D5.0mm_W2.5mm_P2.50mm</text:p>
          </table:table-cell>
          <table:table-cell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100n</text:p>
          </table:table-cell>
          <table:table-cell table:style-name="ce2" office:value-type="string" calcext:value-type="string">
            <text:p>Capacitor_THT:C_Disc_D5.0mm_W2.5mm_P2.50mm</text:p>
          </table:table-cell>
          <table:table-cell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4" office:value-type="string" calcext:value-type="string">
            <text:p>KCSA02-123</text:p>
          </table:table-cell>
          <table:table-cell table:style-name="ce2" office:value-type="string" calcext:value-type="string">
            <text:p>Display_7Segment:HDSP-7801</text:p>
          </table:table-cell>
          <table:table-cell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4" office:value-type="string" calcext:value-type="string">
            <text:p>74HC595</text:p>
          </table:table-cell>
          <table:table-cell table:style-name="ce2" office:value-type="string" calcext:value-type="string">
            <text:p>Package_DIP:DIP-16_W7.62mm_LongPads</text:p>
          </table:table-cell>
          <table:table-cell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9T17:35:24.208293543</dc:date>
    <meta:editing-duration>PT2M25S</meta:editing-duration>
    <meta:editing-cycles>1</meta:editing-cycles>
    <meta:document-statistic meta:table-count="1" meta:cell-count="75" meta:object-count="0"/>
  </office:meta>
</office:document-meta>
</file>